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BC000000EDFF256AF7FABBB0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8.345cm" fo:min-width="20.407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svg:stroke-opacity="100%" draw:fill="solid" draw:fill-color="#ffffff" draw:opacity="100%" draw:textarea-horizontal-align="justify" draw:textarea-vertical-align="middle" draw:auto-grow-height="false" fo:min-height="0.811cm" fo:min-width="20.401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svg:stroke-opacity="100%" draw:fill-color="#ffffff" draw:opacity="100%" draw:textarea-horizontal-align="justify" draw:textarea-vertical-align="middle" draw:auto-grow-height="false" fo:min-height="2.281cm" fo:min-width="20.407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color="#000000" svg:stroke-opacity="100%" draw:fill="none" draw:fill-color="#ffffff" draw:opacity="100%" draw:textarea-horizontal-align="left" draw:textarea-vertical-align="middle" draw:auto-grow-height="true" draw:auto-grow-width="false" fo:min-height="2.135cm" fo:min-width="18.515cm"/>
      <style:paragraph-properties style:writing-mode="lr-tb"/>
    </style:style>
    <style:style style:name="gr5" style:family="graphic" style:parent-style-name="standard">
      <style:graphic-properties draw:stroke="none" svg:stroke-color="#000000" svg:stroke-opacity="100%" draw:fill="none" draw:fill-color="#ffffff" draw:opacity="100%" draw:textarea-horizontal-align="left" draw:auto-grow-height="true" draw:auto-grow-width="false" fo:min-height="1.423cm" fo:min-width="11.727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647cm" fo:min-width="4.445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100%" draw:textarea-horizontal-align="justify" draw:textarea-vertical-align="middle" draw:auto-grow-height="false" fo:min-height="1.126cm" fo:min-width="3.109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ffffff" draw:opacity="100%"/>
      <style:paragraph-properties fo:text-align="center"/>
      <style:text-properties fo:color="#000000" loext:opacity="100%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Caladea" fo:font-size="20pt" style:font-size-asian="20pt" style:font-size-complex="20pt"/>
    </style:style>
    <style:style style:name="P5" style:family="paragraph">
      <loext:graphic-properties draw:fill="none" draw:fill-color="#ffffff" draw:opacity="100%"/>
      <style:paragraph-properties fo:text-align="center" style:writing-mode="lr-tb"/>
      <style:text-properties fo:color="#000000" loext:opacity="100%"/>
    </style:style>
    <style:style style:name="P6" style:family="paragraph">
      <style:paragraph-properties fo:text-align="center" style:writing-mode="lr-tb"/>
      <style:text-properties fo:color="#000000" loext:opacity="100%"/>
    </style:style>
    <style:style style:name="P7" style:family="paragraph">
      <loext:graphic-properties draw:fill-color="#ffffff" draw:opacity="100%"/>
      <style:paragraph-properties fo:text-align="center" style:writing-mode="lr-tb"/>
      <style:text-properties fo:color="#000000" loext:opacity="100%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style:font-name="Caladea" fo:font-size="20pt" style:font-size-asian="20pt" style:font-size-complex="20pt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87cm" svg:height="28.675cm" draw:transform="skewX (-0.00314159265358979) rotate (3.1384510609362) translate (20.997cm 28.69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20.981cm" svg:height="1.141cm" svg:x="0.014cm" svg:y="28.5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measurelines" svg:width="20.987cm" svg:height="2.611cm" svg:x="0.011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7.177cm" svg:height="2.385cm" svg:x="1.912cm" svg:y="0.028cm">
          <draw:text-box>
            <text:p text:style-name="P3"><text:span text:style-name="T1">Gettr Attack Surface for OSINT Investigations</text:span></text:p>
          </draw:text-box>
        </draw:frame>
        <draw:frame draw:style-name="gr5" draw:text-style-name="P5" draw:layer="layout" svg:width="12.772cm" svg:height="1.673cm" svg:x="4.181cm" svg:y="28.717cm">
          <draw:text-box>
            <text:p text:style-name="P3"><text:span text:style-name="T2">Last Updated: 03 Jul 2021 by @Sinwindie</text:span></text:p>
          </draw:text-box>
        </draw:frame>
        <draw:custom-shape draw:style-name="gr6" draw:text-style-name="P7" draw:layer="layout" svg:width="5.207cm" svg:height="2.159cm" svg:x="7.897cm" svg:y="13.771cm">
          <text:p text:style-name="P6"><text:span text:style-name="T2">Profile</text:span></text:p>
          <text:p text:style-name="P6"><text:span text:style-name="T2">(Star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3.032cm">
          <text:p text:style-name="P6"><text:span text:style-name="T2">Follow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6.685cm" svg:y="3.032cm">
          <text:p text:style-name="P6"><text:span text:style-name="T2">Verified</text:span></text:p>
          <text:p text:style-name="P6"><text:span text:style-name="T2">Ba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5.548cm" svg:y="20.407cm">
          <text:p text:style-name="P6"><text:span text:style-name="T2">Profile </text:span></text:p>
          <text:p text:style-name="P6"><text:span text:style-name="T2">Pho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5.576cm" svg:y="17.732cm">
          <text:p text:style-name="P6"><text:span text:style-name="T2">Banner</text:span></text:p>
          <text:p text:style-name="P6"><text:span text:style-name="T2">Pho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6.685cm" svg:y="5.895cm">
          <text:p text:style-name="P6"><text:span text:style-name="T2">Biograph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6.685cm" svg:y="8.562cm">
          <text:p text:style-name="P6"><text:span text:style-name="T2">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11.356cm">
          <text:p text:style-name="P6"><text:span text:style-name="T2">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6.685cm" svg:y="11.356cm">
          <text:p text:style-name="P6"><text:span text:style-name="T2">Join 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16.395cm">
          <text:p text:style-name="P6"><text:span text:style-name="T2">User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8.562cm">
          <text:p text:style-name="P6"><text:span text:style-name="T2">Follow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5.895cm">
          <text:p text:style-name="P6"><text:span text:style-name="T2">Mutu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6.685cm" svg:y="13.929cm">
          <text:p text:style-name="P6"><text:span text:style-name="T2">Lik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13.903cm">
          <text:p text:style-name="P6"><text:span text:style-name="T2">Display</text:span></text:p>
          <text:p text:style-name="P6"><text:span text:style-name="T2"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20.407cm">
          <text:p text:style-name="P6"><text:span text:style-name="T2">Upload</text:span></text:p>
          <text:p text:style-name="P6"><text:span text:style-name="T2">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5.207cm" svg:height="2.159cm" svg:x="11.944cm" svg:y="17.454cm">
          <text:p text:style-name="P6"><text:span text:style-name="T2">Po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5.548cm" svg:y="23.027cm">
          <text:p text:style-name="P6"><text:span text:style-name="T2">Phot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6.685cm" svg:y="26.614cm">
          <text:p text:style-name="P6"><text:span text:style-name="T2">Vide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2.61cm" svg:y="26.614cm">
          <text:p text:style-name="P6"><text:span text:style-name="T2">Repo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8.58cm" svg:y="26.614cm">
          <text:p text:style-name="P6"><text:span text:style-name="T2">Timesta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0.519cm" svg:y="26.614cm">
          <text:p text:style-name="P6"><text:span text:style-name="T2">Hasht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4.549cm" svg:y="26.614cm">
          <text:p text:style-name="P6"><text:span text:style-name="T2">Lin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3.815cm" svg:height="1.582cm" svg:x="16.685cm" svg:y="20.407cm">
          <text:p text:style-name="P6"><text:span text:style-name="T2">Repl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0.451cm" svg:y1="15.93cm" svg:x2="10.451cm" svg:y2="21.218cm">
          <text:p/>
        </draw:line>
        <draw:line draw:style-name="gr9" draw:text-style-name="P8" draw:layer="layout" svg:x1="10.451cm" svg:y1="18.526cm" svg:x2="9.509cm" svg:y2="18.526cm">
          <text:p/>
        </draw:line>
        <draw:line draw:style-name="gr9" draw:text-style-name="P8" draw:layer="layout" svg:x1="10.446cm" svg:y1="18.526cm" svg:x2="11.801cm" svg:y2="18.526cm">
          <text:p/>
        </draw:line>
        <draw:line draw:style-name="gr9" draw:text-style-name="P8" draw:layer="layout" svg:x1="10.452cm" svg:y1="21.218cm" svg:x2="9.51cm" svg:y2="21.218cm">
          <text:p/>
        </draw:line>
        <draw:line draw:style-name="gr9" draw:text-style-name="P8" draw:layer="layout" svg:x1="13.065cm" svg:y1="14.716cm" svg:x2="16.621cm" svg:y2="14.716cm">
          <text:p/>
        </draw:line>
        <draw:line draw:style-name="gr9" draw:text-style-name="P8" draw:layer="layout" svg:x1="7.921cm" svg:y1="14.716cm" svg:x2="4.438cm" svg:y2="14.716cm">
          <text:p/>
        </draw:line>
        <draw:line draw:style-name="gr9" draw:text-style-name="P8" draw:layer="layout" svg:x1="5.553cm" svg:y1="21.218cm" svg:x2="4.429cm" svg:y2="21.218cm">
          <text:p/>
        </draw:line>
        <draw:line draw:style-name="gr8" draw:text-style-name="P8" draw:layer="layout" svg:x1="5.554cm" svg:y1="18.518cm" svg:x2="2.491cm" svg:y2="18.518cm">
          <text:p/>
        </draw:line>
        <draw:line draw:style-name="gr9" draw:text-style-name="P8" draw:layer="layout" svg:x1="2.491cm" svg:y1="18.518cm" svg:x2="2.491cm" svg:y2="20.277cm">
          <text:p/>
        </draw:line>
        <draw:line draw:style-name="gr8" draw:text-style-name="P8" draw:layer="layout" svg:x1="5.58cm" svg:y1="23.816cm" svg:x2="2.517cm" svg:y2="23.816cm">
          <text:p/>
        </draw:line>
        <draw:line draw:style-name="gr9" draw:text-style-name="P8" draw:layer="layout" svg:x1="2.517cm" svg:y1="23.816cm" svg:x2="2.517cm" svg:y2="22.057cm">
          <text:p/>
        </draw:line>
        <draw:line draw:style-name="gr9" draw:text-style-name="P8" draw:layer="layout" svg:x1="2.426cm" svg:y1="25.612cm" svg:x2="2.426cm" svg:y2="26.477cm">
          <text:p/>
        </draw:line>
        <draw:line draw:style-name="gr9" draw:text-style-name="P8" draw:layer="layout" svg:x1="6.491cm" svg:y1="25.612cm" svg:x2="6.491cm" svg:y2="26.477cm">
          <text:p/>
        </draw:line>
        <draw:line draw:style-name="gr9" draw:text-style-name="P8" draw:layer="layout" svg:x1="10.491cm" svg:y1="25.612cm" svg:x2="10.491cm" svg:y2="26.477cm">
          <text:p/>
        </draw:line>
        <draw:line draw:style-name="gr9" draw:text-style-name="P8" draw:layer="layout" svg:x1="14.543cm" svg:y1="19.613cm" svg:x2="14.543cm" svg:y2="26.477cm">
          <text:p/>
        </draw:line>
        <draw:line draw:style-name="gr9" draw:text-style-name="P8" draw:layer="layout" svg:x1="18.591cm" svg:y1="25.612cm" svg:x2="18.591cm" svg:y2="26.477cm">
          <text:p/>
        </draw:line>
        <draw:line draw:style-name="gr8" draw:text-style-name="P8" draw:layer="layout" svg:x1="2.426cm" svg:y1="25.614cm" svg:x2="18.591cm" svg:y2="25.614cm">
          <text:p/>
        </draw:line>
        <draw:line draw:style-name="gr9" draw:text-style-name="P8" draw:layer="layout" svg:x1="18.255cm" svg:y1="18.518cm" svg:x2="18.255cm" svg:y2="20.277cm">
          <text:p/>
        </draw:line>
        <draw:line draw:style-name="gr8" draw:text-style-name="P8" draw:layer="layout" svg:x1="18.255cm" svg:y1="18.518cm" svg:x2="17.151cm" svg:y2="18.518cm">
          <text:p/>
        </draw:line>
        <draw:line draw:style-name="gr8" draw:text-style-name="P8" draw:layer="layout" svg:x1="18.655cm" svg:y1="22.518cm" svg:x2="14.543cm" svg:y2="22.518cm">
          <text:p/>
        </draw:line>
        <draw:line draw:style-name="gr8" draw:text-style-name="P8" draw:layer="layout" svg:x1="18.655cm" svg:y1="21.989cm" svg:x2="18.655cm" svg:y2="22.518cm">
          <text:p/>
        </draw:line>
        <draw:line draw:style-name="gr9" draw:text-style-name="P8" draw:layer="layout" svg:x1="14.543cm" svg:y1="23.816cm" svg:x2="9.509cm" svg:y2="23.816cm">
          <text:p/>
        </draw:line>
        <draw:line draw:style-name="gr9" draw:text-style-name="P8" draw:layer="layout" svg:x1="19.161cm" svg:y1="20.431cm" svg:x2="19.161cm" svg:y2="15.605cm">
          <text:p/>
        </draw:line>
        <draw:line draw:style-name="gr9" draw:text-style-name="P8" draw:layer="layout" svg:x1="18.255cm" svg:y1="18.526cm" svg:x2="18.255cm" svg:y2="15.606cm">
          <text:p/>
        </draw:line>
        <draw:line draw:style-name="gr10" draw:text-style-name="P8" draw:layer="layout" svg:x1="10.451cm" svg:y1="13.818cm" svg:x2="10.451cm" svg:y2="3.805cm">
          <text:p/>
        </draw:line>
        <draw:line draw:style-name="gr9" draw:text-style-name="P8" draw:layer="layout" svg:x1="10.451cm" svg:y1="12.156cm" svg:x2="16.622cm" svg:y2="12.156cm">
          <text:p/>
        </draw:line>
        <draw:line draw:style-name="gr9" draw:text-style-name="P8" draw:layer="layout" svg:x1="10.451cm" svg:y1="12.156cm" svg:x2="4.439cm" svg:y2="12.156cm">
          <text:p/>
        </draw:line>
        <draw:line draw:style-name="gr9" draw:text-style-name="P8" draw:layer="layout" svg:x1="10.452cm" svg:y1="9.356cm" svg:x2="16.623cm" svg:y2="9.356cm">
          <text:p/>
        </draw:line>
        <draw:line draw:style-name="gr9" draw:text-style-name="P8" draw:layer="layout" svg:x1="10.452cm" svg:y1="9.356cm" svg:x2="4.429cm" svg:y2="9.356cm">
          <text:p/>
        </draw:line>
        <draw:line draw:style-name="gr9" draw:text-style-name="P8" draw:layer="layout" svg:x1="10.452cm" svg:y1="6.705cm" svg:x2="16.623cm" svg:y2="6.705cm">
          <text:p/>
        </draw:line>
        <draw:line draw:style-name="gr9" draw:text-style-name="P8" draw:layer="layout" svg:x1="10.452cm" svg:y1="3.805cm" svg:x2="16.623cm" svg:y2="3.805cm">
          <text:p/>
        </draw:line>
        <draw:line draw:style-name="gr9" draw:text-style-name="P8" draw:layer="layout" svg:x1="10.452cm" svg:y1="3.805cm" svg:x2="4.429cm" svg:y2="3.805cm">
          <text:p/>
        </draw:line>
        <draw:line draw:style-name="gr9" draw:text-style-name="P8" draw:layer="layout" svg:x1="10.452cm" svg:y1="17.178cm" svg:x2="4.429cm" svg:y2="17.178cm">
          <text:p/>
        </draw:line>
        <draw:line draw:style-name="gr9" draw:text-style-name="P8" draw:layer="layout" svg:x1="2.415cm" svg:y1="8.561cm" svg:x2="2.415cm" svg:y2="7.604cm">
          <text:p/>
        </draw:line>
        <draw:line draw:style-name="gr9" draw:text-style-name="P8" draw:layer="layout" svg:x1="2.415cm" svg:y1="4.614cm" svg:x2="2.415cm" svg:y2="5.699cm">
          <text:p/>
        </draw:line>
        <draw:frame draw:style-name="gr11" draw:text-style-name="P9" draw:layer="layout" svg:width="4.973cm" svg:height="6.27cm" svg:x="8.014cm" svg:y="11.715cm">
          <draw:image xlink:href="Pictures/10000001000000BC000000EDFF256AF7FABBB01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04T10:59:44.874224109</meta:creation-date>
    <dc:date>2023-01-15T15:42:41.338314035</dc:date>
    <meta:editing-duration>PT12H8M23S</meta:editing-duration>
    <meta:editing-cycles>81</meta:editing-cycles>
    <meta:generator>LibreOffice/7.3.7.2$Linux_X86_64 LibreOffice_project/30$Build-2</meta:generator>
    <meta:document-statistic meta:object-count="64"/>
  </office:meta>
</office:document-meta>
</file>